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useo de Arte Contemporáneo</text:p>
          </table:table-cell>
          <table:table-cell office:value-type="float" office:value="-39.812673" calcext:value-type="float">
            <text:p>-39,812673</text:p>
          </table:table-cell>
          <table:table-cell office:value-type="float" office:value="-73.250439" calcext:value-type="float">
            <text:p>-73,250439</text:p>
          </table:table-cell>
        </table:table-row>
        <table:table-row table:style-name="ro1">
          <table:table-cell office:value-type="string" calcext:value-type="string">
            <text:p>Parque Prochelle</text:p>
          </table:table-cell>
          <table:table-cell office:value-type="float" office:value="-39.811496" calcext:value-type="float">
            <text:p>-39,811496</text:p>
          </table:table-cell>
          <table:table-cell office:value-type="float" office:value="-73.250524" calcext:value-type="float">
            <text:p>-73,250524</text:p>
          </table:table-cell>
        </table:table-row>
        <table:table-row table:style-name="ro1">
          <table:table-cell office:value-type="string" calcext:value-type="string">
            <text:p>Museo de la Exploración</text:p>
          </table:table-cell>
          <table:table-cell office:value-type="float" office:value="-39.813251" calcext:value-type="float">
            <text:p>-39,813251</text:p>
          </table:table-cell>
          <table:table-cell office:value-type="float" office:value="-73.251725" calcext:value-type="float">
            <text:p>-73,251725</text:p>
          </table:table-cell>
        </table:table-row>
        <table:table-row table:style-name="ro1">
          <table:table-cell office:value-type="string" calcext:value-type="string">
            <text:p>Iglesia San Francisco</text:p>
          </table:table-cell>
          <table:table-cell office:value-type="float" office:value="-39.817885" calcext:value-type="float">
            <text:p>-39,817885</text:p>
          </table:table-cell>
          <table:table-cell office:value-type="float" office:value="-73.247583" calcext:value-type="float">
            <text:p>-73,247583</text:p>
          </table:table-cell>
        </table:table-row>
        <table:table-row table:style-name="ro1">
          <table:table-cell office:value-type="string" calcext:value-type="string">
            <text:p>Parque Urbano El Bosque</text:p>
          </table:table-cell>
          <table:table-cell office:value-type="float" office:value="-39.83995" calcext:value-type="float">
            <text:p>-39,83995</text:p>
          </table:table-cell>
          <table:table-cell office:value-type="float" office:value="-73.245221" calcext:value-type="float">
            <text:p>-73,245221</text:p>
          </table:table-cell>
        </table:table-row>
        <table:table-row table:style-name="ro1">
          <table:table-cell office:value-type="string" calcext:value-type="string">
            <text:p>Jardín Botánico</text:p>
          </table:table-cell>
          <table:table-cell office:value-type="float" office:value="-39.805638" calcext:value-type="float">
            <text:p>-39,805638</text:p>
          </table:table-cell>
          <table:table-cell office:value-type="float" office:value="-73.25191" calcext:value-type="float">
            <text:p>-73,25191</text:p>
          </table:table-cell>
        </table:table-row>
        <table:table-row table:style-name="ro1">
          <table:table-cell office:value-type="string" calcext:value-type="string">
            <text:p>Plaza de la Republica</text:p>
          </table:table-cell>
          <table:table-cell office:value-type="float" office:value="-39.814168" calcext:value-type="float">
            <text:p>-39,814168</text:p>
          </table:table-cell>
          <table:table-cell office:value-type="float" office:value="-73.245902" calcext:value-type="float">
            <text:p>-73,245902</text:p>
          </table:table-cell>
        </table:table-row>
        <table:table-row table:style-name="ro1">
          <table:table-cell office:value-type="string" calcext:value-type="string">
            <text:p>Torreon del Barro</text:p>
          </table:table-cell>
          <table:table-cell office:value-type="float" office:value="-39.817437" calcext:value-type="float">
            <text:p>-39,817437</text:p>
          </table:table-cell>
          <table:table-cell office:value-type="float" office:value="-73.232416" calcext:value-type="float">
            <text:p>-73,232416</text:p>
          </table:table-cell>
        </table:table-row>
        <table:table-row table:style-name="ro1">
          <table:table-cell office:value-type="string" calcext:value-type="string">
            <text:p>Centro Cultural El Austral</text:p>
          </table:table-cell>
          <table:table-cell table:style-name="ce1" office:value-type="float" office:value="-39.816234" calcext:value-type="float">
            <text:p>-39,816234</text:p>
          </table:table-cell>
          <table:table-cell office:value-type="float" office:value="-73.248584" calcext:value-type="float">
            <text:p>-73,248584</text:p>
          </table:table-cell>
        </table:table-row>
        <table:table-row table:style-name="ro1">
          <table:table-cell office:value-type="string" calcext:value-type="string">
            <text:p>Museo de Sitio Castillo de Niebla</text:p>
          </table:table-cell>
          <table:table-cell office:value-type="float" office:value="-39.870475" calcext:value-type="float">
            <text:p>-39,870475</text:p>
          </table:table-cell>
          <table:table-cell office:value-type="float" office:value="-73.40242" calcext:value-type="float">
            <text:p>-73,40242</text:p>
          </table:table-cell>
        </table:table-row>
        <table:table-row table:style-name="ro1">
          <table:table-cell office:value-type="string" calcext:value-type="string">
            <text:p>Castillo San Pedro Alcantara</text:p>
          </table:table-cell>
          <table:table-cell office:value-type="float" office:value="-39.887133" calcext:value-type="float">
            <text:p>-39,887133</text:p>
          </table:table-cell>
          <table:table-cell office:value-type="float" office:value="-73.393051" calcext:value-type="float">
            <text:p>-73,393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23:27:40.441623837</meta:creation-date>
    <dc:date>2019-06-29T01:39:07.038856648</dc:date>
    <meta:editing-duration>PT2H1M17S</meta:editing-duration>
    <meta:editing-cycles>3</meta:editing-cycles>
    <meta:generator>LibreOffice/6.0.7.3$Linux_X86_64 LibreOffice_project/00m0$Build-3</meta:generator>
    <meta:document-statistic meta:table-count="1" meta:cell-count="33" meta:object-count="0"/>
  </office:meta>
</office:document-meta>
</file>